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ambria Math" svg:font-family="'Cambria Math'" style:font-family-generic="roman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Fett" style:font-family-generic="swiss" style:font-pitch="variable"/>
    <style:font-face style:name="Carlito3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_24__24__7b_ROWCONTEXTS_3d_request_5f_en.RequestsForLeaveOfAbsence_7d_" style:display-name="$${ROWCONTEXTS=request_en.RequestsForLeaveOfAbsence}" style:family="table">
      <style:table-properties style:width="17cm" table:align="margins"/>
    </style:style>
    <style:style style:name="_24__24__7b_ROWCONTEXTS_3d_request_5f_en.RequestsForLeaveOfAbsence_7d_.A" style:display-name="$${ROWCONTEXTS=request_en.RequestsForLeaveOfAbsence}.A" style:family="table-column">
      <style:table-column-properties style:column-width="17cm" style:rel-column-width="65535*"/>
    </style:style>
    <style:style style:name="_24__24__7b_ROWCONTEXTS_3d_request_5f_en.RequestsForLeaveOfAbsence_7d_.A1" style:display-name="$${ROWCONTEXTS=request_en.RequestsForLeaveOfAbsence}.A1" style:family="table-cell">
      <style:table-cell-properties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style:writing-mode="page"/>
    </style:style>
    <style:style style:name="TabelleRequestsInnere.B3" style:family="table-cell">
      <style:table-cell-properties style:vertical-align="middle"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style:writing-mode="page"/>
    </style:style>
    <style:style style:name="TabelleRequestsInnere.B3" style:family="table-cell">
      <style:table-cell-properties style:vertical-align="middle" style:writing-mode="page"/>
    </style:style>
    <style:style style:name="negativ_24__24__7b_ROWCONTEXTS_3d_Requests_5f_en_7d_" style:display-name="negativ$${ROWCONTEXTS=Requests_en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5f_en_7d_.A" style:display-name="negativ$${ROWCONTEXTS=Requests_en}.A" style:family="table-column">
      <style:table-column-properties style:column-width="17cm" style:rel-column-width="65535*"/>
    </style:style>
    <style:style style:name="negativ_24__24__7b_ROWCONTEXTS_3d_Requests_5f_en_7d_.1" style:display-name="negativ$${ROWCONTEXTS=Requests_en}.1" style:family="table-row">
      <style:table-row-properties fo:background-color="transparent">
        <style:background-image/>
      </style:table-row-properties>
    </style:style>
    <style:style style:name="negativ_24__24__7b_ROWCONTEXTS_3d_Requests_5f_en_7d_.A1" style:display-name="negativ$${ROWCONTEXTS=Requests_en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 fo:language="de" fo:country="DE"/>
    </style:style>
    <style:style style:name="P2" style:family="paragraph" style:parent-style-name="Header">
      <style:paragraph-properties style:writing-mode="lr-tb"/>
      <style:text-properties fo:language="de" fo:country="D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fo:language="de" fo:country="DE" fo:font-weight="normal" officeooo:rsid="0131a453" officeooo:paragraph-rsid="015eddd1" style:font-name-asian="Arial Unicode MS1" style:font-size-asian="10pt" style:language-asian="de" style:country-asian="DE" style:font-weight-asian="normal" style:font-name-complex="Mangal2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fo:language="de" fo:country="DE" fo:font-weight="normal" officeooo:rsid="00ef7129" officeooo:paragraph-rsid="015eddd1" style:font-name-asian="Arial Unicode MS1" style:font-size-asian="10pt" style:language-asian="de" style:country-asian="DE" style:font-weight-asian="normal" style:font-name-complex="Mangal2" style:font-size-complex="10pt" style:language-complex="ar" style:country-complex="SA" style:font-weight-complex="normal"/>
    </style:style>
    <style:style style:name="P5" style:family="paragraph" style:parent-style-name="Standard">
      <style:paragraph-properties fo:margin-left="1.27cm" fo:margin-top="0cm" fo:margin-bottom="0cm" style:contextual-spacing="false" fo:text-align="start" style:justify-single-word="false" fo:text-indent="0cm" style:auto-text-indent="false"/>
      <style:text-properties style:font-name="Carlito1" fo:font-size="10pt" fo:language="de" fo:country="DE" fo:font-weight="normal" officeooo:rsid="00ef7129" officeooo:paragraph-rsid="015eddd1" style:font-name-asian="Arial Unicode MS1" style:font-size-asian="10pt" style:language-asian="de" style:country-asian="DE" style:font-weight-asian="normal" style:font-name-complex="Mangal2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fo:language="de" fo:country="DE" fo:font-weight="normal" officeooo:rsid="01368f1d" officeooo:paragraph-rsid="015eddd1" style:font-name-asian="Arial Unicode MS1" style:font-size-asian="10pt" style:language-asian="de" style:country-asian="DE" style:font-weight-asian="normal" style:font-name-complex="Mangal2" style:font-size-complex="10pt" style:language-complex="ar" style:country-complex="SA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fo:language="de" fo:country="DE" fo:font-weight="normal" officeooo:rsid="018567c4" officeooo:paragraph-rsid="015eddd1" style:font-name-asian="Arial Unicode MS1" style:font-size-asian="10pt" style:language-asian="de" style:country-asian="DE" style:font-weight-asian="normal" style:font-name-complex="Mangal2" style:font-size-complex="10pt" style:language-complex="ar" style:country-complex="SA" style:font-weight-complex="normal"/>
    </style:style>
    <style:style style:name="P8" style:family="paragraph" style:parent-style-name="Default">
      <style:paragraph-properties fo:text-align="start" style:justify-single-word="false"/>
      <style:text-properties style:font-name="Carlito1" fo:font-size="10pt" fo:language="de" fo:country="DE" fo:font-weight="normal" officeooo:rsid="01a69c75" officeooo:paragraph-rsid="015eddd1" style:font-name-asian="Arial Unicode MS1" style:font-size-asian="10pt" style:language-asian="de" style:country-asian="DE" style:font-weight-asian="normal" style:font-name-complex="Mangal2" style:font-size-complex="10pt" style:language-complex="ar" style:country-complex="SA" style:font-weight-complex="normal"/>
    </style:style>
    <style:style style:name="P9" style:family="paragraph" style:parent-style-name="Standard">
      <style:text-properties style:font-name="Carlito1" fo:font-size="10pt" officeooo:rsid="014053bd" officeooo:paragraph-rsid="015eddd1" style:font-size-asian="10pt" style:font-size-complex="10pt"/>
    </style:style>
    <style:style style:name="P10" style:family="paragraph" style:parent-style-name="Standard">
      <style:text-properties style:font-name="Carlito1" fo:font-size="10pt" officeooo:rsid="014053bd" officeooo:paragraph-rsid="016323c7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rlito1" fo:font-size="10pt" officeooo:rsid="01d02b66" officeooo:paragraph-rsid="015eddd1" style:font-name-asian="Arial Unicode MS1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rlito1" fo:font-size="10pt" officeooo:rsid="01d02b66" officeooo:paragraph-rsid="015eddd1" style:font-name-asian="Arial Unicode MS1" style:font-size-asian="10pt" style:font-size-complex="10pt"/>
    </style:style>
    <style:style style:name="P13" style:family="paragraph" style:parent-style-name="Table_20_Contents">
      <style:text-properties style:font-name="Carlito1" fo:font-size="10pt" officeooo:rsid="01d02b66" officeooo:paragraph-rsid="015eddd1" style:font-name-asian="Arial Unicode MS1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rlito1" fo:font-size="10pt" officeooo:rsid="01f32772" officeooo:paragraph-rsid="015eddd1" style:font-name-asian="Arial Unicode MS1" style:font-size-asian="10pt" style:font-size-complex="10pt"/>
    </style:style>
    <style:style style:name="P15" style:family="paragraph" style:parent-style-name="Table_20_Contents">
      <style:text-properties style:font-name="Carlito1" fo:font-size="10pt" officeooo:rsid="02064f28" officeooo:paragraph-rsid="015eddd1" style:font-name-asian="Arial Unicode MS1" style:font-size-asian="10pt" style:font-size-complex="10pt"/>
    </style:style>
    <style:style style:name="P16" style:family="paragraph" style:parent-style-name="Table_20_Contents">
      <style:paragraph-properties style:vertical-align="middle"/>
      <style:text-properties style:font-name="Carlito1" fo:font-size="6pt" officeooo:paragraph-rsid="015eddd1" style:font-size-asian="6pt" style:font-size-complex="6pt"/>
    </style:style>
    <style:style style:name="P17" style:family="paragraph" style:parent-style-name="Table_20_Contents">
      <style:text-properties style:font-name="Carlito1" fo:font-size="6pt" officeooo:paragraph-rsid="015eddd1" style:font-size-asian="5.25pt" style:font-size-complex="6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6pt" fo:language="de" fo:country="DE" fo:font-weight="normal" officeooo:rsid="00ef7129" officeooo:paragraph-rsid="015eddd1" style:font-name-asian="Arial Unicode MS1" style:font-size-asian="5.25pt" style:language-asian="de" style:country-asian="DE" style:font-weight-asian="normal" style:font-name-complex="Mangal2" style:font-size-complex="6pt" style:language-complex="ar" style:country-complex="SA" style:font-weight-complex="normal"/>
    </style:style>
    <style:style style:name="P19" style:family="paragraph" style:parent-style-name="Table_20_Contents">
      <style:text-properties style:font-name="Carlito1" fo:font-size="6pt" officeooo:paragraph-rsid="015eddd1" style:font-name-asian="Arial Unicode MS1" style:font-size-asian="6pt" style:font-size-complex="6pt"/>
    </style:style>
    <style:style style:name="P20" style:family="paragraph" style:parent-style-name="Table_20_Contents">
      <style:text-properties style:font-name="Carlito1" officeooo:rsid="0170a4c7" officeooo:paragraph-rsid="015eddd1"/>
    </style:style>
    <style:style style:name="P21" style:family="paragraph" style:parent-style-name="Table_20_Contents">
      <style:text-properties style:font-name="Carlito1" officeooo:paragraph-rsid="015eddd1" style:font-name-asian="Arial Unicode MS1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1" fo:font-size="10pt" fo:language="de" fo:country="DE" fo:font-weight="normal" officeooo:rsid="0133f05b" officeooo:paragraph-rsid="015eddd1" style:font-name-asian="Microsoft YaHei" style:font-size-asian="10pt" style:language-asian="de" style:country-asian="DE" style:font-weight-asian="bold" style:font-name-complex="Mangal2" style:font-size-complex="10pt" style:language-complex="ar" style:country-complex="SA" style:font-weight-complex="bold"/>
    </style:style>
    <style:style style:name="P23" style:family="paragraph" style:parent-style-name="Standard">
      <style:text-properties fo:color="#1256a4" loext:opacity="100%" style:font-name="Carlito1" fo:font-size="10pt" fo:language="de" fo:country="DE" fo:font-weight="normal" officeooo:rsid="0133f05b" officeooo:paragraph-rsid="015eddd1" style:font-name-asian="Microsoft YaHei" style:font-size-asian="10pt" style:language-asian="de" style:country-asian="DE" style:font-weight-asian="bold" style:font-name-complex="Mangal2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rlito1" fo:font-size="6pt" fo:language="en" fo:country="GB" fo:font-weight="normal" officeooo:rsid="016c817c" officeooo:paragraph-rsid="015eddd1" fo:background-color="#e8f2fe" style:font-name-asian="Consolas" style:font-size-asian="5.25pt" style:language-asian="de" style:country-asian="DE" style:font-weight-asian="normal" style:font-name-complex="Consolas" style:font-size-complex="6pt" style:language-complex="ar" style:country-complex="SA" style:font-weight-complex="normal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17117a5"/>
    </style:style>
    <style:style style:name="P26" style:family="paragraph" style:parent-style-name="Standard" style:master-page-name="Standard">
      <style:paragraph-properties style:page-number="auto"/>
      <style:text-properties fo:color="#1256a4" loext:opacity="100%" style:font-name="Carlito1" fo:font-size="10pt" fo:language="de" fo:country="DE" fo:font-weight="normal" officeooo:rsid="0133f05b" officeooo:paragraph-rsid="015eddd1" style:font-name-asian="Microsoft YaHei" style:font-size-asian="10pt" style:language-asian="de" style:country-asian="DE" style:font-weight-asian="bold" style:font-name-complex="Mangal2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Carlito1" fo:font-size="6pt" fo:language="de" fo:country="DE" fo:font-weight="normal" officeooo:rsid="00ef7129" style:font-name-asian="Arial Unicode MS1" style:font-size-asian="5.25pt" style:language-asian="de" style:country-asian="DE" style:font-weight-asian="normal" style:font-name-complex="Mangal2" style:font-size-complex="6pt" style:language-complex="ar" style:country-complex="SA" style:font-weight-complex="normal"/>
    </style:style>
    <style:style style:name="P29" style:family="paragraph" style:parent-style-name="Heading_20_1">
      <style:text-properties style:font-name="Carlito1" fo:font-size="10pt" fo:language="de" fo:country="DE" officeooo:rsid="016a12a6" officeooo:paragraph-rsid="015eddd1" style:font-size-asian="10pt" style:font-size-complex="10pt"/>
    </style:style>
    <style:style style:name="P30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1" fo:font-size="10pt" fo:font-weight="normal" officeooo:rsid="019271de" officeooo:paragraph-rsid="015eddd1" style:font-name-asian="Arial Unicode MS1" style:font-size-asian="10pt" style:language-asian="de" style:country-asian="DE" style:font-weight-asian="normal" style:font-name-complex="Mangal2" style:font-size-complex="10pt" style:language-complex="ar" style:country-complex="SA" style:font-weight-complex="normal"/>
    </style:style>
    <style:style style:name="P31" style:family="paragraph" style:parent-style-name="Heading_20_1">
      <style:paragraph-properties fo:margin-left="0cm" fo:margin-top="0.323cm" fo:margin-bottom="0.111cm" style:contextual-spacing="false" fo:text-indent="0cm" style:auto-text-indent="false">
        <style:tab-stops>
          <style:tab-stop style:position="0.102cm"/>
        </style:tab-stops>
      </style:paragraph-properties>
      <style:text-properties fo:color="#3465a4" loext:opacity="100%" style:font-name="Carlito1" fo:font-size="18pt" fo:language="de" fo:country="DE" officeooo:rsid="0168ad9c" officeooo:paragraph-rsid="015eddd1" style:font-size-asian="18pt" style:font-size-complex="18pt"/>
    </style:style>
    <style:style style:name="P32" style:family="paragraph" style:parent-style-name="Heading_20_3">
      <style:paragraph-properties fo:margin-top="0.046cm" fo:margin-bottom="0.011cm" style:contextual-spacing="false"/>
      <style:text-properties style:font-name="Carlito1" fo:font-size="6pt" officeooo:rsid="017543ee" officeooo:paragraph-rsid="015eddd1" style:font-size-asian="6pt" style:font-size-complex="6pt"/>
    </style:style>
    <style:style style:name="P33" style:family="paragraph" style:parent-style-name="Heading_20_3">
      <style:paragraph-properties fo:margin-top="0.046cm" fo:margin-bottom="0.011cm" style:contextual-spacing="false"/>
      <style:text-properties style:font-name="Carlito1" fo:font-size="6pt" officeooo:rsid="017543ee" officeooo:paragraph-rsid="015eddd1" style:font-size-asian="5.25pt" style:font-size-complex="6pt"/>
    </style:style>
    <style:style style:name="P34" style:family="paragraph" style:parent-style-name="Heading_20_9">
      <style:paragraph-properties fo:margin-top="0cm" fo:margin-bottom="0cm" style:contextual-spacing="false"/>
      <style:text-properties style:font-name="Carlito1" fo:font-size="10pt" fo:font-weight="normal" officeooo:paragraph-rsid="015eddd1" style:font-size-asian="10pt" style:font-weight-asian="normal" style:font-size-complex="10pt" style:font-weight-complex="normal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2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2" style:font-size-complex="10pt" style:font-weight-complex="bold"/>
    </style:style>
    <style:style style:name="T3" style:family="text">
      <style:text-properties fo:color="#1256a4" loext:opacity="100%" fo:font-size="10pt" fo:font-weight="normal" officeooo:rsid="015ebe7f" style:font-name-asian="Microsoft YaHei" style:font-size-asian="10pt" style:font-weight-asian="bold" style:font-name-complex="Mangal2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2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1" fo:font-size="10pt" fo:font-weight="normal" officeooo:rsid="00c94f4f" style:font-name-asian="Microsoft YaHei" style:font-size-asian="10pt" style:font-weight-asian="bold" style:font-name-complex="Mangal2" style:font-size-complex="10pt" style:font-weight-complex="bold"/>
    </style:style>
    <style:style style:name="T6" style:family="text">
      <style:text-properties fo:color="#1256a4" loext:opacity="100%" style:font-name="Carlito1" fo:font-size="10pt" fo:font-weight="normal" officeooo:rsid="0133f05b" style:font-name-asian="Microsoft YaHei" style:font-size-asian="10pt" style:font-weight-asian="bold" style:font-name-complex="Mangal2" style:font-size-complex="10pt" style:font-weight-complex="bold"/>
    </style:style>
    <style:style style:name="T7" style:family="text">
      <style:text-properties fo:color="#1256a4" loext:opacity="100%" style:font-name="Carlito1" fo:font-size="10pt" fo:font-weight="normal" officeooo:rsid="01030fe2" style:font-name-asian="Microsoft YaHei" style:font-size-asian="10pt" style:font-weight-asian="bold" style:font-name-complex="Mangal2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fo:color="#000000" loext:opacity="100%" fo:language="en" fo:country="GB" officeooo:rsid="014c6553" fo:background-color="#e8f2fe" loext:char-shading-value="0" style:font-name-asian="Consolas" style:font-name-complex="Consolas"/>
    </style:style>
    <style:style style:name="T10" style:family="text">
      <style:text-properties fo:color="#000000" loext:opacity="100%" fo:language="en" fo:country="GB" officeooo:rsid="0145e4ba" fo:background-color="#e8f2fe" loext:char-shading-value="0" style:font-name-asian="Consolas" style:font-name-complex="Consolas"/>
    </style:style>
    <style:style style:name="T11" style:family="text">
      <style:text-properties fo:color="#000000" loext:opacity="100%" fo:language="en" fo:country="GB" officeooo:rsid="01492caf" fo:background-color="#e8f2fe" loext:char-shading-value="0" style:font-name-asian="Consolas" style:font-name-complex="Consolas"/>
    </style:style>
    <style:style style:name="T12" style:family="text">
      <style:text-properties fo:color="#000000" loext:opacity="100%" fo:language="en" fo:country="GB" officeooo:rsid="015ab018" fo:background-color="#e8f2fe" loext:char-shading-value="0" style:font-name-asian="Consolas" style:font-name-complex="Consolas"/>
    </style:style>
    <style:style style:name="T13" style:family="text">
      <style:text-properties fo:color="#000000" loext:opacity="100%" fo:language="en" fo:country="GB" officeooo:rsid="0131a453" fo:background-color="transparent" loext:char-shading-value="0" style:font-name-asian="Consolas" style:font-name-complex="Consolas"/>
    </style:style>
    <style:style style:name="T14" style:family="text">
      <style:text-properties fo:color="#000000" loext:opacity="100%" style:font-name="Carlito1" fo:font-size="10pt" fo:language="de" fo:country="DE" fo:font-weight="normal" officeooo:rsid="01614b3b" fo:background-color="#e8f2fe" loext:char-shading-value="0" style:font-name-asian="Consolas" style:font-size-asian="10pt" style:language-asian="de" style:country-asian="DE" style:font-weight-asian="normal" style:font-name-complex="Consolas" style:font-size-complex="10pt" style:language-complex="ar" style:country-complex="SA" style:font-weight-complex="normal"/>
    </style:style>
    <style:style style:name="T15" style:family="text">
      <style:text-properties fo:color="#000000" loext:opacity="100%" style:font-name="Carlito1" fo:font-size="10pt" fo:language="de" fo:country="DE" fo:font-weight="normal" officeooo:rsid="01445641" fo:background-color="#e8f2fe" loext:char-shading-value="0" style:font-name-asian="Consolas" style:font-size-asian="10pt" style:language-asian="de" style:country-asian="DE" style:font-weight-asian="normal" style:font-name-complex="Consolas" style:font-size-complex="10pt" style:language-complex="ar" style:country-complex="SA" style:font-weight-complex="normal"/>
    </style:style>
    <style:style style:name="T16" style:family="text">
      <style:text-properties fo:color="#000000" loext:opacity="100%" style:font-name="Carlito1" fo:font-size="10pt" fo:language="de" fo:country="DE" fo:font-weight="normal" officeooo:rsid="0131a453" fo:background-color="transparent" loext:char-shading-value="0" style:font-name-asian="Consolas" style:font-size-asian="10pt" style:language-asian="de" style:country-asian="DE" style:font-weight-asian="normal" style:font-name-complex="Consolas" style:font-size-complex="10pt" style:language-complex="ar" style:country-complex="SA" style:font-weight-complex="normal"/>
    </style:style>
    <style:style style:name="T17" style:family="text">
      <style:text-properties fo:color="#000000" loext:opacity="100%" style:font-name="Carlito1" fo:font-size="10pt" fo:language="de" fo:country="DE" fo:font-weight="normal" officeooo:rsid="01614b3b" fo:background-color="transparent" loext:char-shading-value="0" style:font-name-asian="Consolas" style:font-size-asian="10pt" style:language-asian="de" style:country-asian="DE" style:font-weight-asian="normal" style:font-name-complex="Consolas" style:font-size-complex="10pt" style:language-complex="ar" style:country-complex="SA" style:font-weight-complex="normal"/>
    </style:style>
    <style:style style:name="T18" style:family="text">
      <style:text-properties officeooo:rsid="0131a453"/>
    </style:style>
    <style:style style:name="T19" style:family="text">
      <style:text-properties officeooo:rsid="01abff55"/>
    </style:style>
    <style:style style:name="T20" style:family="text">
      <style:text-properties officeooo:rsid="01958965"/>
    </style:style>
    <style:style style:name="T21" style:family="text">
      <style:text-properties officeooo:rsid="01623a2f"/>
    </style:style>
    <style:style style:name="T22" style:family="text">
      <style:text-properties officeooo:rsid="01f32772"/>
    </style:style>
    <style:style style:name="T23" style:family="text">
      <style:text-properties officeooo:rsid="02064f28"/>
    </style:style>
    <style:style style:name="T24" style:family="text">
      <style:text-properties officeooo:rsid="01d1d9e9"/>
    </style:style>
    <style:style style:name="T25" style:family="text">
      <style:text-properties officeooo:rsid="019d96b5"/>
    </style:style>
    <style:style style:name="T26" style:family="text">
      <style:text-properties officeooo:rsid="01a95ae4"/>
    </style:style>
    <style:style style:name="T27" style:family="text">
      <style:text-properties officeooo:rsid="016323c7"/>
    </style:style>
    <style:style style:name="T28" style:family="text">
      <style:text-properties officeooo:rsid="0164b97e"/>
    </style:style>
    <style:style style:name="T29" style:family="text">
      <style:text-properties officeooo:rsid="0168ad9c"/>
    </style:style>
    <style:style style:name="T30" style:family="text">
      <style:text-properties style:font-name="Carlito" fo:font-size="10pt" fo:language="en" fo:country="GB" style:font-name-asian="Arial Unicode MS" style:font-size-asian="10pt" style:font-name-complex="Mangal1" style:font-size-complex="10pt"/>
    </style:style>
    <style:style style:name="T31" style:family="text">
      <style:text-properties style:font-name="Carlito" fo:font-size="10pt" fo:language="en" fo:country="GB" officeooo:rsid="0168ad9c" style:font-name-asian="Arial Unicode MS" style:font-size-asian="10pt" style:font-name-complex="Mangal1" style:font-size-complex="10pt"/>
    </style:style>
    <style:style style:name="T32" style:family="text">
      <style:text-properties style:font-name="Carlito1" fo:font-size="10pt" fo:language="de" fo:country="DE" fo:font-weight="normal" officeooo:rsid="0131a453" style:font-name-asian="Arial Unicode MS1" style:font-size-asian="10pt" style:language-asian="de" style:country-asian="DE" style:font-weight-asian="normal" style:font-name-complex="Mangal2" style:font-size-complex="10pt" style:language-complex="ar" style:country-complex="SA" style:font-weight-complex="normal"/>
    </style:style>
    <style:style style:name="T33" style:family="text">
      <style:text-properties officeooo:rsid="016a3cc4"/>
    </style:style>
    <style:style style:name="T34" style:family="text">
      <style:text-properties officeooo:rsid="016b7091"/>
    </style:style>
    <style:style style:name="T35" style:family="text">
      <style:text-properties officeooo:rsid="016cff5a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$-&gt;tubaf/stu/common/topWithAddress<text:span text:style-name="T8">AndContact</text:span><text:span text:style-name="T28">EN</text:span>.odt</text:p>
      <text:h text:style-name="P29" text:outline-level="1"/>
      <table:table table:name="$${ROWCONTEXTS=request_en.RequestsForLeaveOfAbsence}" table:style-name="_24__24__7b_ROWCONTEXTS_3d_request_5f_en.RequestsForLeaveOfAbsence_7d_">
        <table:table-column table:style-name="_24__24__7b_ROWCONTEXTS_3d_request_5f_en.RequestsForLeaveOfAbsence_7d_.A"/>
        <table:table-row>
          <table:table-cell table:style-name="_24__24__7b_ROWCONTEXTS_3d_request_5f_en.RequestsForLeaveOfAbsence_7d_.A1" office:value-type="string">
            <text:p text:style-name="P20"><office:annotation loext:resolved="false"><dc:creator>Unbekannter Autor</dc:creator><dc:date>2024-07-01T08:48:22.637000000</dc:date><text:p text:style-name="P35"><text:span text:style-name="T36">$if('$$org.apache.commons.lang.StringUtils.contains('$${ReasonableReqType.Description}','rlaub')'!='true' |'$${ApprovalStatusValue.HiskeyId}' != '4000' , skip)</text:span></text:p></office:annotation></text:p>
            <table:table table:name="TabelleRequestsInnere" table:style-name="TabelleRequestsInnere">
              <table:table-column table:style-name="TabelleRequestsInnere.A"/>
              <table:table-column table:style-name="TabelleRequestsInnere.B"/>
              <table:table-row>
                <table:table-cell table:style-name="TabelleRequestsInnere.A1" table:number-columns-spanned="2" office:value-type="string">
                  <text:h text:style-name="P31" text:outline-level="1">Notification of the application for leave of absence</text:h>
                  <text:h text:style-name="P30" text:outline-level="1"><text:span text:style-name="T29">Your application from</text:span> $$Receiptdate</text:h>
                </table:table-cell>
                <table:covered-table-cell/>
              </table:table-row>
              <table:table-row>
                <table:table-cell table:style-name="TabelleRequestsInnere.A1" table:number-columns-spanned="2" office:value-type="string">
                  <text:p text:style-name="P22"><text:span text:style-name="T4"/></text:p>
                  <text:p text:style-name="P22">$-&gt;tubaf/stu/common/salutationForLetter<text:span text:style-name="T35">EN</text:span>.odt</text:p>
                </table:table-cell>
                <table:covered-table-cell/>
              </table:table-row>
              <table:table-row>
                <table:table-cell table:style-name="TabelleRequestsInnere.A1" office:value-type="string">
                  <text:h text:style-name="P32" text:outline-level="3"/>
                </table:table-cell>
                <table:table-cell table:style-name="TabelleRequestsInnere.B3" office:value-type="string">
                  <text:p text:style-name="P16"/>
                </table:table-cell>
              </table:table-row>
              <table:table-row>
                <table:table-cell table:style-name="TabelleRequestsInnere.A1" table:number-columns-spanned="2" office:value-type="string">
                  <text:p text:style-name="P27" loext:marker-style-name="T30"><text:span text:style-name="T30">based on the supporting </text:span><text:span text:style-name="T31">documentation</text:span><text:span text:style-name="T30"> your provided, and in accordance with § 12 of the TU Bergakademie Freiberg enrolment regulations dated 19 April 2010, as amended, your application for leave of absence during the</text:span></text:p>
                  <text:p text:style-name="P28" loext:marker-style-name="T30"><text:span text:style-name="T9"/></text:p>
                  <text:p text:style-name="P5"><text:span text:style-name="T18"><text:tab/><text:tab/><text:tab/></text:span><text:span text:style-name="T13">$$</text:span><text:span text:style-name="T9">P</text:span><text:span text:style-name="T11">eriod.Longtext</text:span></text:p>
                  <text:p text:style-name="P18"><text:span text:style-name="T10"/></text:p>
                  <text:p text:style-name="P3"><text:span text:style-name="T29">has not been approved</text:span>.</text:p>
                  <text:p text:style-name="P18"/>
                  <text:p text:style-name="P25"><text:span text:style-name="T30">Reason for leave of absence</text:span><text:span text:style-name="T32">:<text:tab/></text:span><text:span text:style-name="T16">$$</text:span><text:span text:style-name="T17">ReasonableReqType</text:span><text:span text:style-name="T15">.</text:span><text:span text:style-name="T14">Description</text:span></text:p>
                  <text:p text:style-name="P24"><text:span text:style-name="T12"/></text:p>
                </table:table-cell>
                <table:covered-table-cell/>
              </table:table-row>
              <table:table-row>
                <table:table-cell table:style-name="TabelleRequestsInnere.A1" office:value-type="string">
                  <text:h text:style-name="P33" text:outline-level="3"/>
                </table:table-cell>
                <table:table-cell table:style-name="TabelleRequestsInnere.B3" office:value-type="string">
                  <text:p text:style-name="P17"/>
                </table:table-cell>
              </table:table-row>
              <table:table-row>
                <table:table-cell table:style-name="TabelleRequestsInnere.A1" table:number-columns-spanned="2" office:value-type="string">
                  <text:h text:style-name="P34" text:outline-level="9"><text:span text:style-name="T29">Justification</text:span>:</text:h>
                  <text:p text:style-name="P7">$${customSettings.Comment| - }</text:p>
                </table:table-cell>
                <table:covered-table-cell/>
              </table:table-row>
            </table:table>
            <text:p text:style-name="P20"/>
          </table:table-cell>
        </table:table-row>
        <table:table-row>
          <table:table-cell table:style-name="_24__24__7b_ROWCONTEXTS_3d_request_5f_en.RequestsForLeaveOfAbsence_7d_.A1" office:value-type="string">
            <text:p text:style-name="P17"/>
          </table:table-cell>
        </table:table-row>
      </table:table>
      <table:table table:name="negativ$${ROWCONTEXTS=Requests_en}" table:style-name="negativ_24__24__7b_ROWCONTEXTS_3d_Requests_5f_en_7d_">
        <table:table-column table:style-name="negativ_24__24__7b_ROWCONTEXTS_3d_Requests_5f_en_7d_.A"/>
        <table:table-row table:style-name="negativ_24__24__7b_ROWCONTEXTS_3d_Requests_5f_en_7d_.1">
          <table:table-cell table:style-name="negativ_24__24__7b_ROWCONTEXTS_3d_Requests_5f_en_7d_.A1" office:value-type="string">
            <text:p text:style-name="P11"><office:annotation loext:resolved="false"><dc:creator>Unbekannter Autor</dc:creator><dc:date>2024-07-12T17:55:00.377000000</dc:date><text:p text:style-name="P35"><text:span text:style-name="T36">$if('$$org.apache.commons.lang.StringUtils.contains('$${ReasonableReqType.Description}','rlaub')'!='true' | ('$${ApprovalStatusValue.HiskeyId}' = '4000' | ApprovalStatusValue.Uniquename = 'S') | ('$${ProcessingStatusValue.Id}' = '25007' | '$${ProcessingStatusValue.Id}' = '25008') 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12">Es ist kein <text:span text:style-name="T20">abgelehnter</text:span> Antrag „<text:span text:style-name="T21">Urlaub</text:span>“ vorhanden.</text:p>
                  <text:p text:style-name="P12">Wenn es solch einen Antrag gibt, ist der Student ggfs. noch nicht gespeichert.</text:p>
                  <text:p text:style-name="P12"/>
                  <text:p text:style-name="P12">Oder es gibt bereits einen <text:span text:style-name="T20">genehmigten</text:span> Antrag.</text:p>
                  <text:p text:style-name="P14">Diesen dann ggfs. Stornieren.</text:p>
                  <text:p text:style-name="P12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3">Technische Informationen zu einem statt dessen gefundenen Antrag des Studenten <text:span text:style-name="T22">(ggfs. zur Fehlersuche)</text:span>:</text:p>
                  <text:p text:style-name="P13">ObjGuid: <text:s text:c="59"/>$${ObjGuid}</text:p>
                  <text:p text:style-name="P13">ReasonableReqType.RequestType.Id…. <text:s text:c="5"/>$${ReasonableReqType.RequestType.Id} - <text:span text:style-name="T23">$${ReasonableReqType.RequestType.Defaulttext}</text:span></text:p>
                  <text:p text:style-name="P13">ReasonableReqType.StatementOfFactId….<text:span text:style-name="T23">$</text:span>${ReasonableReqType.StatementOfFactId}</text:p>
                  <text:p text:style-name="P13">ApprovalStatusValue.Id…. <text:s text:c="29"/>$${ApprovalStatusValue.Id<text:span text:style-name="T24">} - </text:span><text:span text:style-name="T23">$${ApprovalStatusValue.Defaulttext}</text:span></text:p>
                  <text:p text:style-name="P15">Processi<text:span text:style-name="T25">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21"/>
                </table:table-cell>
              </table:table-row>
            </table:table>
            <text:p text:style-name="P19"/>
            <text:p text:style-name="P19"/>
          </table:table-cell>
        </table:table-row>
      </table:table>
      <text:p text:style-name="P6"/>
      <text:p text:style-name="P6">$#!report.var.tubaf.cm.stu.HinweisfeldRechtsbehelfsbelehrung<text:span text:style-name="T34">_en</text:span></text:p>
      <text:p text:style-name="P4"/>
      <text:p text:style-name="P23">$-&gt;tubaf/stu/common/<text:span text:style-name="T26">bottomGreetingsWithClerk</text:span><text:span text:style-name="T27">EN</text:span>.odt</text:p>
      <text:p text:style-name="P8"/>
      <text:p text:style-name="P10">$#!report.var.tubaf.cm.stu.disclaimer<text:span text:style-name="T27">Request</text:span><text:span text:style-name="T19">Short</text:span><text:span text:style-name="T33">_en</text:span></text:p>
      <text:p text:style-name="P9">$#!report.var.tubaf.cm.stu.disclaimer<text:span text:style-name="T19">Short</text:span><text:span text:style-name="T33">_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ambria Math" svg:font-family="'Cambria Math'" style:font-family-generic="roman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Fett" style:font-family-generic="swiss" style:font-pitch="variable"/>
    <style:font-face style:name="Carlito3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1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2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3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fo:language="de" fo:country="DE" style:letter-kerning="true" style:font-name-asian="Cambria Math" style:font-family-asian="'Cambria Math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2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2" style:font-size-complex="10pt" style:font-weight-complex="bold"/>
    </style:style>
    <style:style style:name="MT3" style:family="text">
      <style:text-properties fo:color="#1256a4" loext:opacity="100%" fo:font-size="10pt" fo:font-weight="normal" officeooo:rsid="015ebe7f" style:font-name-asian="Microsoft YaHei" style:font-size-asian="10pt" style:font-weight-asian="bold" style:font-name-complex="Mangal2" style:font-size-complex="10pt" style:font-weight-complex="bold"/>
    </style:style>
    <style:style style:name="MT4" style:family="text">
      <style:text-properties fo:color="#1256a4" loext:opacity="100%" style:font-name="Carlito1" fo:font-size="10pt" fo:font-weight="normal" officeooo:rsid="00c94f4f" style:font-name-asian="Microsoft YaHei" style:font-size-asian="10pt" style:font-weight-asian="bold" style:font-name-complex="Mangal2" style:font-size-complex="10pt" style:font-weight-complex="bold"/>
    </style:style>
    <style:style style:name="MT5" style:family="text">
      <style:text-properties fo:color="#1256a4" loext:opacity="100%" style:font-name="Carlito1" fo:font-size="10pt" fo:font-weight="normal" officeooo:rsid="0133f05b" style:font-name-asian="Microsoft YaHei" style:font-size-asian="10pt" style:font-weight-asian="bold" style:font-name-complex="Mangal2" style:font-size-complex="10pt" style:font-weight-complex="bold"/>
    </style:style>
    <style:style style:name="MT6" style:family="text">
      <style:text-properties fo:color="#1256a4" loext:opacity="100%" style:font-name="Carlito1" fo:font-size="10pt" fo:font-weight="normal" officeooo:rsid="01030fe2" style:font-name-asian="Microsoft YaHei" style:font-size-asian="10pt" style:font-weight-asian="bold" style:font-name-complex="Mangal2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EN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3:14:27.646000000</dc:date>
    <meta:generator>LibreOffice/7.6.4.1$Windows_x86 LibreOffice_project/e19e193f88cd6c0525a17fb7a176ed8e6a3e2aa1</meta:generator>
    <meta:editing-duration>P7DT11H4M5S</meta:editing-duration>
    <meta:editing-cycles>532</meta:editing-cycles>
    <meta:print-date>2024-12-05T09:34:12.978000000</meta:print-date>
    <meta:document-statistic meta:table-count="4" meta:image-count="0" meta:object-count="0" meta:page-count="1" meta:paragraph-count="28" meta:word-count="128" meta:character-count="1649" meta:non-whitespace-character-count="1424"/>
  </office:meta>
</office:document-meta>
</file>